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ato" svg:font-family="Lato, 'PingFang SC', 'Microsoft YaHei', sans-serif"/>
    <style:font-face style:name="Menlo" svg:font-family="Menlo, Monaco, Consolas, 'Andale Mono', 'lucida console', 'Courier New', monospace"/>
    <style:font-face style:name="consolas" svg:font-family="consolas, Menlo, monospace, 'PingFang SC', 'Microsoft YaHei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表格1" style:family="table">
      <style:table-properties style:width="14.152cm" table:align="left"/>
    </style:style>
    <style:style style:name="表格1.A" style:family="table-column">
      <style:table-column-properties style:column-width="5.787cm"/>
    </style:style>
    <style:style style:name="表格1.B" style:family="table-column">
      <style:table-column-properties style:column-width="2.409cm"/>
    </style:style>
    <style:style style:name="表格1.C" style:family="table-column">
      <style:table-column-properties style:column-width="1.191cm"/>
    </style:style>
    <style:style style:name="表格1.D" style:family="table-column">
      <style:table-column-properties style:column-width="4.764cm"/>
    </style:style>
    <style:style style:name="表格1.A1" style:family="table-cell">
      <style:table-cell-properties style:vertical-align="middle" fo:padding="0.212cm" fo:border="0.05pt solid #dddddd"/>
    </style:style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7ef2b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9ce36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9d919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ad2dc" fo:background-color="#1e1e1e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e8fce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00b41" fo:background-color="#1e1e1e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d3d72" fo:background-color="#1e1e1e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27b18e" fo:background-color="#1e1e1e"/>
    </style:style>
    <style:style style:name="P10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294eae" fo:background-color="#1e1e1e"/>
    </style:style>
    <style:style style:name="P11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fcb55" fo:background-color="#fff200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text-properties officeooo:paragraph-rsid="00061c92"/>
    </style:style>
    <style:style style:name="P14" style:family="paragraph" style:parent-style-name="Standard">
      <style:text-properties fo:color="#1b75bc" officeooo:paragraph-rsid="00061c92"/>
    </style:style>
    <style:style style:name="P15" style:family="paragraph" style:parent-style-name="Standard">
      <style:paragraph-properties style:line-height-at-least="0.503cm"/>
      <style:text-properties fo:color="#1b75bc" officeooo:paragraph-rsid="0007ef2b"/>
    </style:style>
    <style:style style:name="P16" style:family="paragraph" style:parent-style-name="Standard">
      <style:paragraph-properties style:line-height-at-least="0.503cm"/>
      <style:text-properties fo:color="#1b75bc" officeooo:paragraph-rsid="0009ce36"/>
    </style:style>
    <style:style style:name="P17" style:family="paragraph" style:parent-style-name="Standard">
      <style:paragraph-properties style:line-height-at-least="0.503cm"/>
      <style:text-properties fo:color="#000000" officeooo:paragraph-rsid="0007ef2b"/>
    </style:style>
    <style:style style:name="P18" style:family="paragraph" style:parent-style-name="Standard">
      <style:paragraph-properties style:line-height-at-least="0.503cm"/>
      <style:text-properties fo:color="#000000" officeooo:paragraph-rsid="0009ce36"/>
    </style:style>
    <style:style style:name="P19" style:family="paragraph" style:parent-style-name="Standard">
      <style:paragraph-properties style:line-height-at-least="0.503cm"/>
      <style:text-properties fo:color="#000000" officeooo:paragraph-rsid="0009d919"/>
    </style:style>
    <style:style style:name="P20" style:family="paragraph" style:parent-style-name="Standard">
      <style:paragraph-properties style:line-height-at-least="0.503cm"/>
      <style:text-properties fo:color="#000000" officeooo:paragraph-rsid="000ad2dc"/>
    </style:style>
    <style:style style:name="P21" style:family="paragraph" style:parent-style-name="Standard">
      <style:paragraph-properties style:line-height-at-least="0.503cm"/>
      <style:text-properties fo:color="#000000" officeooo:paragraph-rsid="000dda96"/>
    </style:style>
    <style:style style:name="P22" style:family="paragraph" style:parent-style-name="Standard">
      <style:paragraph-properties style:line-height-at-least="0.503cm"/>
      <style:text-properties fo:color="#000000" officeooo:paragraph-rsid="000e8fce"/>
    </style:style>
    <style:style style:name="P23" style:family="paragraph" style:parent-style-name="Standard">
      <style:paragraph-properties style:line-height-at-least="0.503cm"/>
      <style:text-properties fo:color="#000000" officeooo:paragraph-rsid="00100b41"/>
    </style:style>
    <style:style style:name="P24" style:family="paragraph" style:parent-style-name="Standard">
      <style:paragraph-properties style:line-height-at-least="0.503cm"/>
      <style:text-properties fo:color="#000000" officeooo:paragraph-rsid="001d3d72"/>
    </style:style>
    <style:style style:name="P25" style:family="paragraph" style:parent-style-name="Standard">
      <style:paragraph-properties style:line-height-at-least="0.503cm"/>
      <style:text-properties fo:color="#000000" officeooo:paragraph-rsid="001fc35f"/>
    </style:style>
    <style:style style:name="P26" style:family="paragraph" style:parent-style-name="Standard">
      <style:paragraph-properties style:line-height-at-least="0.503cm"/>
      <style:text-properties fo:color="#000000" officeooo:paragraph-rsid="002100a8"/>
    </style:style>
    <style:style style:name="P27" style:family="paragraph" style:parent-style-name="Standard">
      <style:paragraph-properties style:line-height-at-least="0.503cm"/>
      <style:text-properties fo:color="#000000" officeooo:paragraph-rsid="00100b41" fo:background-color="#fff200"/>
    </style:style>
    <style:style style:name="P28" style:family="paragraph" style:parent-style-name="Standard">
      <style:text-properties fo:color="#000000" style:font-name="IBMPlexMono, monospace," fo:background-color="#fffffe"/>
    </style:style>
    <style:style style:name="P29" style:family="paragraph" style:parent-style-name="Standard">
      <style:paragraph-properties style:line-height-at-least="0.503cm"/>
      <style:text-properties fo:color="#000000" style:font-name="IBMPlexMono, monospace," officeooo:paragraph-rsid="00100b41" fo:background-color="#fffffe"/>
    </style:style>
    <style:style style:name="P30" style:family="paragraph" style:parent-style-name="Standard">
      <style:text-properties officeooo:paragraph-rsid="0009ce36"/>
    </style:style>
    <style:style style:name="P31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ce9178" style:font-name="Droid Sans Mono" fo:font-size="10.5pt" fo:font-weight="normal" officeooo:paragraph-rsid="0027b18e" fo:background-color="#1e1e1e"/>
    </style:style>
    <style:style style:name="P3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4" style:family="paragraph" style:parent-style-name="Standard">
      <style:paragraph-properties style:line-height-at-least="0.503cm"/>
      <style:text-properties fo:color="#6a9955" style:font-name="Droid Sans Mono" fo:font-size="10.5pt" fo:font-weight="normal" officeooo:paragraph-rsid="00100b41" fo:background-color="#1e1e1e"/>
    </style:style>
    <style:style style:name="P35" style:family="paragraph" style:parent-style-name="Standard">
      <style:paragraph-properties style:line-height-at-least="0.503cm"/>
      <style:text-properties fo:color="#6a9955" style:font-name="Droid Sans Mono" fo:font-size="10.5pt" fo:font-weight="normal" officeooo:paragraph-rsid="00294eae" fo:background-color="#1e1e1e"/>
    </style:style>
    <style:style style:name="P36" style:family="paragraph" style:parent-style-name="Standard">
      <style:paragraph-properties style:line-height-at-least="0.503cm"/>
      <style:text-properties fo:color="#ed1c24" officeooo:paragraph-rsid="000ad2dc"/>
    </style:style>
    <style:style style:name="P37" style:family="paragraph" style:parent-style-name="Text_20_body">
      <style:paragraph-properties style:line-height-at-least="0.503cm"/>
      <style:text-properties fo:color="#000000" officeooo:paragraph-rsid="00100b41"/>
    </style:style>
    <style:style style:name="P38" style:family="paragraph" style:parent-style-name="Table_20_Contents">
      <style:text-properties fo:font-weight="normal"/>
    </style:style>
    <style:style style:name="P39" style:family="paragraph" style:parent-style-name="Table_20_Contents">
      <style:text-properties style:font-weight-asian="normal"/>
    </style:style>
    <style:style style:name="P40" style:family="paragraph" style:parent-style-name="Standard">
      <style:paragraph-properties fo:margin-top="0cm" fo:margin-bottom="0.499cm" loext:contextual-spacing="false" style:line-height-at-least="0.503cm"/>
    </style:style>
    <style:style style:name="P41" style:family="paragraph" style:parent-style-name="Preformatted_20_Text">
      <style:paragraph-properties style:line-height-at-least="0.503cm"/>
      <style:text-properties fo:color="#000000" officeooo:paragraph-rsid="00100b41" fo:background-color="#fff200"/>
    </style:style>
    <style:style style:name="P42" style:family="paragraph" style:parent-style-name="Text_20_body" style:list-style-name="L1">
      <style:paragraph-properties fo:text-align="justify" style:justify-single-word="false" fo:orphans="2" fo:widows="2"/>
    </style:style>
    <style:style style:name="P43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/>
    </style:style>
    <style:style style:name="T1" style:family="text">
      <style:text-properties fo:color="#d4d4d4"/>
    </style:style>
    <style:style style:name="T2" style:family="text">
      <style:text-properties fo:color="#d4d4d4" style:font-name="Droid Sans Mono" fo:font-size="10.5pt" fo:font-weight="normal" fo:background-color="#1e1e1e" loext:char-shading-value="0"/>
    </style:style>
    <style:style style:name="T3" style:family="text">
      <style:text-properties fo:color="#ce9178"/>
    </style:style>
    <style:style style:name="T4" style:family="text">
      <style:text-properties fo:color="#ce9178" style:font-name="Droid Sans Mono" fo:font-size="10.5pt" fo:font-weight="normal" fo:background-color="#1e1e1e" loext:char-shading-value="0"/>
    </style:style>
    <style:style style:name="T5" style:family="text">
      <style:text-properties fo:color="#569cd6"/>
    </style:style>
    <style:style style:name="T6" style:family="text">
      <style:text-properties fo:color="#b5cea8"/>
    </style:style>
    <style:style style:name="T7" style:family="text">
      <style:text-properties fo:font-weight="normal"/>
    </style:style>
    <style:style style:name="T8" style:family="text">
      <style:text-properties style:font-weight-asian="normal"/>
    </style:style>
    <style:style style:name="T9" style:family="text">
      <style:text-properties fo:font-variant="normal" fo:text-transform="none" fo:color="#555555" style:font-name="consolas" fo:font-size="11.25pt" fo:letter-spacing="normal" fo:font-style="normal" fo:font-weight="normal" fo:background-color="#eeeeee" loext:char-shading-value="0" loext:padding="0cm" loext:border="none"/>
    </style:style>
    <style:style style:name="T10" style:family="text">
      <style:text-properties fo:font-variant="normal" fo:text-transform="none" fo:color="#555555" style:font-name="Lato" fo:font-size="11.25pt" fo:letter-spacing="normal" fo:font-style="normal" fo:font-weight="normal"/>
    </style:style>
    <style:style style:name="T11" style:family="text">
      <style:text-properties fo:font-variant="normal" fo:text-transform="none" fo:color="#555555" fo:letter-spacing="normal" style:font-name-asian="Lato" style:font-size-asian="11.25pt" style:font-style-asian="normal" style:font-weight-asian="normal"/>
    </style:style>
    <style:style style:name="T12" style:family="text">
      <style:text-properties fo:font-variant="normal" fo:text-transform="none" fo:color="#121212" style:font-name="Menlo" fo:letter-spacing="normal" fo:font-style="normal" fo:font-weight="normal" loext:padding="0cm" loext:border="none"/>
    </style:style>
    <style:style style:name="T13" style:family="text">
      <style:text-properties fo:color="#000000"/>
    </style:style>
    <style:style style:name="T14" style:family="text">
      <style:text-properties fo:background-color="#ffffff" loext:char-shading-value="0"/>
    </style:style>
    <style:style style:name="T15" style:family="text">
      <style:text-properties fo:color="#a31515"/>
    </style:style>
    <style:style style:name="T16" style:family="text">
      <style:text-properties fo:color="#098658"/>
    </style:style>
    <style:style style:name="T17" style:family="text">
      <style:text-properties fo:color="#0451a5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kdir drf</text:p>
      <text:p text:style-name="Standard">cd <text:s/>drf</text:p>
      <text:p text:style-name="Standard"/>
      <text:p text:style-name="Standard">backend file =&gt;</text:p>
      <text:p text:style-name="Standard">ㄔ</text:p>
      <text:p text:style-name="Standard">python3 manage.py startapp api</text:p>
      <text:p text:style-name="Standard"/>
      <text:p text:style-name="Standard">cfehome =&gt;settings in INSTALLED_APPS list add ‘api’,</text:p>
      <text:p text:style-name="Standard"/>
      <text:p text:style-name="Standard">go to api/views.py =&gt;from django.http import JsonResponse</text:p>
      <text:p text:style-name="Standard"/>
      <text:p text:style-name="Standard">api/views.py =&gt;</text:p>
      <text:p text:style-name="Standard">from django.http import JsonResponce</text:p>
      <text:p text:style-name="Standard">#make a function</text:p>
      <text:p text:style-name="Standard">def api_home(requests,*args,**kwargs):</text:p>
      <text:p text:style-name="Standard"><text:s text:c="3"/>return({“message”:”JOJO”)</text:p>
      <text:p text:style-name="Standard"/>
      <text:p text:style-name="Standard">when go to api/urls.py=&gt;</text:p>
      <text:p text:style-name="Standard">from django.urls import path</text:p>
      <text:p text:style-name="Standard">from . import views</text:p>
      <text:p text:style-name="Standard">urlpatterns=[path(‘’,views.api_home)]</text:p>
      <text:p text:style-name="Standard"/>
      <text:p text:style-name="Standard">and go to cfe_home/urls add url</text:p>
      <text:p text:style-name="Standard">first:</text:p>
      <text:p text:style-name="P1">urlpatterns = [</text:p>
      <text:p text:style-name="P1">path(<text:span text:style-name="T3">'admin/'</text:span>, admin.site.urls),</text:p>
      <text:p text:style-name="P1"/>
      <text:p text:style-name="Standard">and then add the url</text:p>
      <text:p text:style-name="P1">urlpatterns = [</text:p>
      <text:p text:style-name="P1">path(<text:span text:style-name="T3">'admin/'</text:span>, admin.site.urls),</text:p>
      <text:p text:style-name="P12"><text:span text:style-name="T2">path(</text:span><text:span text:style-name="T4">'api/'</text:span><text:span text:style-name="T2">,include(</text:span><text:span text:style-name="T4">'api.urls'</text:span><text:span text:style-name="T2">))</text:span></text:p>
      <text:p text:style-name="P13">when run server:</text:p>
      <text:p text:style-name="P13"><text:a xlink:type="simple" xlink:href="http://127.0.0.1:80/api/" text:style-name="Internet_20_link" text:visited-style-name="Visited_20_Internet_20_Link">http://127.0.0.1:80/api/</text:a></text:p>
      <text:p text:style-name="P13">will see api views return</text:p>
      <text:p text:style-name="P13"/>
      <text:p text:style-name="P14">when go to cilent</text:p>
      <text:p text:style-name="P1"><text:span text:style-name="T5">import</text:span> requests</text:p>
      <text:p text:style-name="P1">endpoint=<text:span text:style-name="T3">"http://127.0.0.1:8000/api/"</text:span></text:p>
      <text:p text:style-name="P1">aa=requests.get(endpoint,json={<text:span text:style-name="T3">"query"</text:span>:<text:span text:style-name="T3">"HI"</text:span>})</text:p>
      <text:p text:style-name="P1">print(aa.json())</text:p>
      <text:p text:style-name="P16">can see views/api return</text:p>
      <text:p text:style-name="P16">and parmas input to api/views.py =&gt; will become</text:p>
      <text:p text:style-name="P2">aa=requests.get(endpoint,params={<text:span text:style-name="T3">"abc"</text:span>:<text:span text:style-name="T6">123</text:span>},json={<text:span text:style-name="T3">"query"</text:span>:<text:span text:style-name="T3">"HI"</text:span>})</text:p>
      <text:p text:style-name="P15"/>
      <text:p text:style-name="P17">and go to api/views.py</text:p>
      <text:p text:style-name="P30">def api_home(requests,*args,**kwargs):</text:p>
      <text:p text:style-name="P18"><text:s text:c="3"/>return({“message”:”JOJO”)</text:p>
      <text:p text:style-name="P2"><text:s text:c="3"/>body = request.body</text:p>
      <text:p text:style-name="P1"><text:s text:c="3"/>data=json.loads(body) </text:p>
      <text:p text:style-name="P1"><text:s text:c="3"/>print(data) </text:p>
      <text:p text:style-name="P16"><text:s/>api/views.py can get cilent.py params data</text:p>
      <text:p text:style-name="P18"><text:soft-page-break/>when go views.py =&gt; header data -&gt;dict let it become dict</text:p>
      <text:p text:style-name="P3"><text:span text:style-name="T5">import</text:span> json</text:p>
      <text:p text:style-name="P1"><text:span text:style-name="T5">def</text:span> api_home(request,*args,**kwargs):</text:p>
      <text:p text:style-name="P1">body = request.body</text:p>
      <text:p text:style-name="P1">data=json.loads(body)</text:p>
      <text:p text:style-name="P1">print(data.keys())</text:p>
      <text:p text:style-name="P1">print(data.values())</text:p>
      <text:p text:style-name="P1">print(data.values())</text:p>
      <text:p text:style-name="P1">print(dict(request.headers))</text:p>
      <text:p text:style-name="P31">''' header</text:p>
      <text:p text:style-name="P31">{'Content-Length': '15',</text:p>
      <text:p text:style-name="P31">'Content-Type': 'application/json',</text:p>
      <text:p text:style-name="P31">'Host': '127.0.0.1:8000', </text:p>
      <text:p text:style-name="P31">'User-Agent':</text:p>
      <text:p text:style-name="P31">'python-requests/2.18.4',</text:p>
      <text:p text:style-name="P31">'Accept-Encoding': 'gzip, deflate', 'Accept': '*/*', 'Connection': 'keep-alive'}</text:p>
      <text:p text:style-name="P31">'''</text:p>
      <text:p text:style-name="P33">#data["headers"]=request.headers</text:p>
      <text:p text:style-name="P33">#data["content_type"]=request.content_type</text:p>
      <text:p text:style-name="P33">#print(body.decode('UTF-8','strict'))</text:p>
      <text:p text:style-name="P1"><text:span text:style-name="T5">return</text:span> JsonResponse({<text:span text:style-name="T3">"message"</text:span>:<text:span text:style-name="T3">"HI there"</text:span>})</text:p>
      <text:p text:style-name="P1"/>
      <text:p text:style-name="P19">data</text:p>
      <text:p text:style-name="P19">params =&gt; get &amp; post is ok</text:p>
      <text:p text:style-name="P19">but data =&gt; only post <text:s/>so if wanna take data of params:</text:p>
      <text:p text:style-name="P19"/>
      <text:p text:style-name="P4"><text:span text:style-name="T5">from</text:span> django.http <text:span text:style-name="T5">import</text:span> JsonResponse</text:p>
      <text:p text:style-name="P33"># Create your views here.</text:p>
      <text:p text:style-name="P1"><text:span text:style-name="T5">import</text:span> json</text:p>
      <text:p text:style-name="P1"><text:span text:style-name="T5">def</text:span> api_home(request,*args,**kwargs):</text:p>
      <text:p text:style-name="P1">body = request.body</text:p>
      <text:p text:style-name="P1">data=json.loads(body)</text:p>
      <text:p text:style-name="P1">print(data.keys())</text:p>
      <text:p text:style-name="P1">print(data.values())</text:p>
      <text:p text:style-name="P1">print(<text:span text:style-name="T3">"data"</text:span>,data)</text:p>
      <text:p text:style-name="P1">print(dict(request.headers))</text:p>
      <text:p text:style-name="P1">print(request.content_type)</text:p>
      <text:p text:style-name="P31">''' header</text:p>
      <text:p text:style-name="P31">{'Content-Length': '15',</text:p>
      <text:p text:style-name="P31">'Content-Type': 'application/json',</text:p>
      <text:p text:style-name="P31">'Host': '127.0.0.1:8000', </text:p>
      <text:p text:style-name="P31">'User-Agent':</text:p>
      <text:p text:style-name="P31">'python-requests/2.18.4',</text:p>
      <text:p text:style-name="P31">'Accept-Encoding': 'gzip, deflate', 'Accept': '*/*', 'Connection': 'keep-alive'}</text:p>
      <text:p text:style-name="P31">'''</text:p>
      <text:p text:style-name="P1">print(dict(request.GET))</text:p>
      <text:p text:style-name="P31">'''</text:p>
      <text:p text:style-name="P31">{'abc': ['123']}</text:p>
      <text:p text:style-name="P20"><text:soft-page-break/>total:</text:p>
      <text:p text:style-name="P36">request.body =&gt;take json data</text:p>
      <text:p text:style-name="P36">request.header =&gt;take header data</text:p>
      <text:p text:style-name="P36"/>
      <text:p text:style-name="P36">request.GET =&gt; params and it can used→post</text:p>
      <text:p text:style-name="P36">but data(cilent) only could pass data=?? to post can’t get </text:p>
      <text:p text:style-name="P36"/>
      <text:p text:style-name="P20">python3 manage.py startapp products</text:p>
      <text:p text:style-name="P20">so have to go to /cfe_home/settings.py</text:p>
      <text:p text:style-name="P20">=&gt;INSTALL_APPS add ‘products’</text:p>
      <text:p text:style-name="P20"/>
      <text:p text:style-name="P20">next step</text:p>
      <text:p text:style-name="P20">/products/models.py =&gt;</text:p>
      <text:p text:style-name="P5"><text:span text:style-name="T5">from</text:span> django.db <text:span text:style-name="T5">import</text:span> models</text:p>
      <text:p text:style-name="P12"/>
      <text:p text:style-name="P33"># Create your models here.</text:p>
      <text:p text:style-name="P1"><text:span text:style-name="T5">class</text:span> Product(models.Model):</text:p>
      <text:p text:style-name="P1">title = models.CharField(max_length=<text:span text:style-name="T6">120</text:span>)</text:p>
      <text:p text:style-name="P1">content=models.TextField(blank=<text:span text:style-name="T5">True</text:span>,null=<text:span text:style-name="T5">True</text:span>)</text:p>
      <text:p text:style-name="P1">price = models.DecimalField(max_digits=<text:span text:style-name="T6">15</text:span>,decimal_places=<text:span text:style-name="T6">2</text:span>,default=<text:span text:style-name="T6">99.99</text:span>)</text:p>
      <text:p text:style-name="P21">python3 manage.py makemigrations</text:p>
      <text:p text:style-name="P21">python3 manage.py migrate</text:p>
      <text:p text:style-name="P21"/>
      <text:p text:style-name="P21">when go to /api/views =&gt;</text:p>
      <text:p text:style-name="P21"/>
      <text:p text:style-name="P1"><text:span text:style-name="T5">from</text:span> pyexpat <text:span text:style-name="T5">import</text:span> model</text:p>
      <text:p text:style-name="P1"><text:span text:style-name="T5">from</text:span> django.http <text:span text:style-name="T5">import</text:span> JsonResponse</text:p>
      <text:p text:style-name="P1"><text:span text:style-name="T5">from</text:span> products.models <text:span text:style-name="T5">import</text:span> Product</text:p>
      <text:p text:style-name="P33"># Create your views here.</text:p>
      <text:p text:style-name="P1"><text:span text:style-name="T5">import</text:span> json</text:p>
      <text:p text:style-name="P1"><text:span text:style-name="T5">def</text:span> api_home(request,*args,**kwargs):</text:p>
      <text:p text:style-name="P1">model_data=Product.objects.all().order_by(<text:span text:style-name="T3">"?"</text:span>).first()</text:p>
      <text:p text:style-name="P1">data={}</text:p>
      <text:p text:style-name="P1">data[<text:span text:style-name="T3">'title'</text:span>]=model_data.title</text:p>
      <text:p text:style-name="P1">data[<text:span text:style-name="T3">'content'</text:span>]=model_data.content</text:p>
      <text:p text:style-name="P1">data[<text:span text:style-name="T3">'price'</text:span>]=model_data.price</text:p>
      <text:p text:style-name="P1"><text:span text:style-name="T5">return</text:span> JsonResponse(data)</text:p>
      <text:p text:style-name="P22">because get models return class of model =&gt;need to change to json type to return</text:p>
      <text:p text:style-name="P22"/>
      <text:p text:style-name="P22">JsonRespnce is kid of HttpResponce need change return , like:</text:p>
      <text:p text:style-name="P6"><text:span text:style-name="T5">return</text:span> HttpResponse(data,headers={<text:span text:style-name="T3">"content_type"</text:span>:<text:span text:style-name="T3">'application/json'</text:span>})</text:p>
      <text:p text:style-name="P23">and change to dict return , if only split hearder content type return string</text:p>
      <text:p text:style-name="P23"/>
      <text:p text:style-name="P23">httpresponce need =&gt;</text:p>
      <text:p text:style-name="P7">data_r = json.dumps(data)</text:p>
      <text:p text:style-name="P23">if float or int in this one can’t Serilz</text:p>
      <text:p text:style-name="P23"/>
      <text:p text:style-name="P23"/>
      <text:p text:style-name="P23"/>
      <text:p text:style-name="P23"><text:soft-page-break/>model寫完要啥 &amp; function </text:p>
      <text:p text:style-name="P23">serializers 看要拿啥</text:p>
      <text:p text:style-name="P23"/>
      <text:p text:style-name="P37"><text:span text:style-name="T11">功能性子视图类继承了 </text:span><text:span text:style-name="Source_20_Text"><text:span text:style-name="T9">GenericAPIView</text:span></text:span><text:span text:style-name="T10"> </text:span><text:span text:style-name="T11">和各种 </text:span><text:span text:style-name="Source_20_Text"><text:span text:style-name="T9">Mixins</text:span></text:span><text:span text:style-name="T10"> </text:span><text:span text:style-name="T11">工具类</text:span></text:p>
      <text:list xml:id="list1814959462" text:style-name="L1">
        <text:list-item>
          <text:p text:style-name="P43"><text:span text:style-name="T11">功能性视图类都是 </text:span><text:span text:style-name="Source_20_Text"><text:span text:style-name="T9">GenericAPIView</text:span></text:span><text:span text:style-name="T10"> </text:span><text:span text:style-name="T11">的子类，且不同的子类继承了不同的工具类</text:span></text:p>
        </text:list-item>
        <text:list-item>
          <text:p text:style-name="P42"><text:span text:style-name="T11">工功能性视图类的功能可以满足需求，只需要继承工具视图，并且提供 </text:span><text:span text:style-name="Source_20_Text"><text:span text:style-name="T9">queryset</text:span></text:span><text:span text:style-name="T10"> </text:span><text:span text:style-name="T11">与 </text:span><text:span text:style-name="Source_20_Text"><text:span text:style-name="T9">serializer_class</text:span></text:span><text:span text:style-name="T10"> </text:span><text:span text:style-name="T11">即可</text:span></text:p>
        </text:list-item>
      </text:list>
      <text:p text:style-name="P7">queryset <text:s/>models</text:p>
      <text:p text:style-name="P7">serializer_class <text:s text:c="2"/>serializers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38">ListAPIView</text:p>
          </table:table-cell>
          <table:table-cell table:style-name="表格1.A1" office:value-type="string">
            <text:p text:style-name="P39">查询多条数据</text:p>
          </table:table-cell>
          <table:table-cell table:style-name="表格1.A1" office:value-type="string">
            <text:p text:style-name="P38">get</text:p>
          </table:table-cell>
          <table:table-cell table:style-name="表格1.A1" office:value-type="string">
            <text:p text:style-name="P38">GenericAPIView<text:line-break/>ListModelMixin</text:p>
          </table:table-cell>
        </table:table-row>
        <table:table-row>
          <table:table-cell table:style-name="表格1.A1" office:value-type="string">
            <text:p text:style-name="P38">CreateAPIView</text:p>
          </table:table-cell>
          <table:table-cell table:style-name="表格1.A1" office:value-type="string">
            <text:p text:style-name="P39">新增一条数据</text:p>
          </table:table-cell>
          <table:table-cell table:style-name="表格1.A1" office:value-type="string">
            <text:p text:style-name="P38">post</text:p>
          </table:table-cell>
          <table:table-cell table:style-name="表格1.A1" office:value-type="string">
            <text:p text:style-name="P38">GenericAPIView<text:line-break/>CreateModelMixin</text:p>
          </table:table-cell>
        </table:table-row>
        <table:table-row>
          <table:table-cell table:style-name="表格1.A1" office:value-type="string">
            <text:p text:style-name="P38">RetrieveAPIView</text:p>
          </table:table-cell>
          <table:table-cell table:style-name="表格1.A1" office:value-type="string">
            <text:p text:style-name="P39">查询一条数据</text:p>
          </table:table-cell>
          <table:table-cell table:style-name="表格1.A1" office:value-type="string">
            <text:p text:style-name="P38">get</text:p>
          </table:table-cell>
          <table:table-cell table:style-name="表格1.A1" office:value-type="string">
            <text:p text:style-name="P38">GenericAPIView<text:line-break/>RetrieveModelMixin</text:p>
          </table:table-cell>
        </table:table-row>
        <table:table-row>
          <table:table-cell table:style-name="表格1.A1" office:value-type="string">
            <text:p text:style-name="P38">UpdateAPIView</text:p>
          </table:table-cell>
          <table:table-cell table:style-name="表格1.A1" office:value-type="string">
            <text:p text:style-name="P39">修改一条数据</text:p>
          </table:table-cell>
          <table:table-cell table:style-name="表格1.A1" office:value-type="string">
            <text:p text:style-name="P38">put<text:line-break/>patch</text:p>
          </table:table-cell>
          <table:table-cell table:style-name="表格1.A1" office:value-type="string">
            <text:p text:style-name="P38">GenericAPIView<text:line-break/>UpdateModelMixin</text:p>
          </table:table-cell>
        </table:table-row>
        <table:table-row>
          <table:table-cell table:style-name="表格1.A1" office:value-type="string">
            <text:p text:style-name="P38">DestroyAPIView</text:p>
          </table:table-cell>
          <table:table-cell table:style-name="表格1.A1" office:value-type="string">
            <text:p text:style-name="P39">删除一条数据</text:p>
          </table:table-cell>
          <table:table-cell table:style-name="表格1.A1" office:value-type="string">
            <text:p text:style-name="P38">delete</text:p>
          </table:table-cell>
          <table:table-cell table:style-name="表格1.A1" office:value-type="string">
            <text:p text:style-name="P38">GenericAPIView<text:line-break/>DestroyModelMixin</text:p>
          </table:table-cell>
        </table:table-row>
        <table:table-row>
          <table:table-cell table:style-name="表格1.A1" office:value-type="string">
            <text:p text:style-name="P38">RetrieveUpdateAPIView</text:p>
          </table:table-cell>
          <table:table-cell table:style-name="表格1.A1" office:value-type="string">
            <text:p text:style-name="Table_20_Contents"><text:span text:style-name="T8">单查</text:span><text:span text:style-name="T7"><text:line-break/></text:span><text:span text:style-name="T8">更新一条数据</text:span></text:p>
          </table:table-cell>
          <table:table-cell table:style-name="表格1.A1" office:value-type="string">
            <text:p text:style-name="P38">get<text:line-break/>put<text:line-break/>patch</text:p>
          </table:table-cell>
          <table:table-cell table:style-name="表格1.A1" office:value-type="string">
            <text:p text:style-name="P38">GenericAPIView<text:line-break/>RetrieveModelMixin<text:line-break/>UpdateModelMixin</text:p>
          </table:table-cell>
        </table:table-row>
        <table:table-row>
          <table:table-cell table:style-name="表格1.A1" office:value-type="string">
            <text:p text:style-name="P38">RetrieveUpdateDestroyAPIView</text:p>
          </table:table-cell>
          <table:table-cell table:style-name="表格1.A1" office:value-type="string">
            <text:p text:style-name="Table_20_Contents"><text:span text:style-name="T8">单查</text:span><text:span text:style-name="T7"><text:line-break/></text:span><text:span text:style-name="T8">更新</text:span><text:span text:style-name="T7"><text:line-break/></text:span><text:span text:style-name="T8">删除一条数据</text:span></text:p>
          </table:table-cell>
          <table:table-cell table:style-name="表格1.A1" office:value-type="string">
            <text:p text:style-name="P38">get<text:line-break/>put<text:line-break/>patch<text:line-break/>delete</text:p>
          </table:table-cell>
          <table:table-cell table:style-name="表格1.A1" office:value-type="string">
            <text:p text:style-name="P38">GenericAPIView<text:line-break/>RetrieveModelMixin<text:line-break/>UpdateModelMixin<text:line-break/>DestroyModelMixin</text:p>
          </table:table-cell>
        </table:table-row>
        <table:table-row>
          <table:table-cell table:style-name="表格1.A1" office:value-type="string">
            <text:p text:style-name="P38">ListCreateAPIView</text:p>
          </table:table-cell>
          <table:table-cell table:style-name="表格1.A1" office:value-type="string">
            <text:p text:style-name="Table_20_Contents"><text:span text:style-name="T8">群查</text:span><text:span text:style-name="T7"><text:line-break/></text:span><text:span text:style-name="T8">更新一条</text:span></text:p>
          </table:table-cell>
          <table:table-cell table:style-name="表格1.A1" office:value-type="string">
            <text:p text:style-name="P38">get<text:line-break/>post</text:p>
          </table:table-cell>
          <table:table-cell table:style-name="表格1.A1" office:value-type="string">
            <text:p text:style-name="P38">GenericAPIView<text:line-break/>ListModelMixin<text:line-break/>mixins.CreateModelMixin</text:p>
          </table:table-cell>
        </table:table-row>
      </table:table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引用上述generics.py <text:s/>←-- mixin</text:p>
      <text:p text:style-name="P24">generics.py -ListCreateAPIView =&gt;mixins-ListModelMixin get all =&gt;list</text:p>
      <text:p text:style-name="P8"><text:span text:style-name="T5">return</text:span> <text:span text:style-name="T5">self</text:span>.list(request,*args,**kwargs)</text:p>
      <text:p text:style-name="P24"/>
      <text:p text:style-name="P23">CreateModelMixin post =&gt;CreateModelMixin=&gt;create </text:p>
      <text:p text:style-name="P7"><text:span text:style-name="T5">return</text:span> <text:span text:style-name="T5">self</text:span>.create(request, *args, **kwargs)</text:p>
      <text:p text:style-name="P23"/>
      <text:p text:style-name="P23">UpdateModelMixin put patch</text:p>
      <text:p text:style-name="P7"><text:span text:style-name="T5">return</text:span> <text:span text:style-name="T5">self</text:span>.update(request, *args, **kwargs)</text:p>
      <text:p text:style-name="P1"/>
      <text:p text:style-name="P7"><text:span text:style-name="T5">return</text:span> <text:span text:style-name="T5">self</text:span>.partial_update(request, *args, **kwargs)</text:p>
      <text:p text:style-name="P1"/>
      <text:p text:style-name="P23">3O0bPC2XBRwKxdkyD4NhSsekv3ofXoMMN58xs4nEX8h</text:p>
      <text:p text:style-name="P26">uUvt1EEBCT28IGrlxFX0aIeT0vA4gWOrPULBB9bBldK</text:p>
      <text:p text:style-name="P26">4a96Mh1sk7KEeUx4MFxCjWR9vNPK87bOwfBAOkwthw1</text:p>
      <text:p text:style-name="P26">Qhb3fJawpuaKTehi186Z9gHLzGqICDSZZAF4nReWvQU</text:p>
      <text:p text:style-name="P26"/>
      <text:p text:style-name="P26">xIgZFNj4FExp2fgho2ovlNnZfPJu0H4OOv7A6opow7G</text:p>
      <text:p text:style-name="P23">viewsets =&gt;ModelViewSet <text:s/>=&gt;mixins all</text:p>
      <text:p text:style-name="P23"/>
      <text:p text:style-name="P11">ModelViewSet 繼承 <text:span text:style-name="T13">mixins</text:span></text:p>
      <text:p text:style-name="P27"/>
      <text:p text:style-name="P27">modelviewset 繼承mixins</text:p>
      <text:p text:style-name="P27"><text:span text:style-name="T14">create list retrive </text:span><text:span text:style-name="T2">Update destroy</text:span></text:p>
      <text:p text:style-name="P7"/>
      <text:p text:style-name="P7"/>
      <text:p text:style-name="P27">直接繼承</text:p>
      <text:p text:style-name="P7">mixins.RetrieveModelMixin</text:p>
      <text:p text:style-name="P27">def get post</text:p>
      <text:p text:style-name="P27">return retrie list使用</text:p>
      <text:p text:style-name="P7"><text:span text:style-name="T5">return</text:span> <text:span text:style-name="T5">self</text:span>.retrieve(request,*args,**kwargs)</text:p>
      <text:p text:style-name="P27">裡面會做</text:p>
      <text:p text:style-name="P7">serializer.save()</text:p>
      <text:p text:style-name="P27"><text:s/>"eyJ0eXAiOiJKV1QiLCJhbGciOiJIUzI1NiJ9.eyJ0b2tlbl90eXBlIjoicmVmcmVzaCIsImV4cCI6MTY1Nzk0Mjk0MCwianRpIjoiZmExMGUwNGMxM2U4NDFjOWJjY2QyYWY0YjI1YjY0ZWQiLCJ1c2VyX2lkIjozfQ.xnBtAJhz1BQDtDL4GfuC9SRCcFBdYwQxggv5K8F4W2c",</text:p>
      <text:p text:style-name="P27"/>
      <text:p text:style-name="P7">to_representation</text:p>
      <text:p text:style-name="P27"/>
      <text:p text:style-name="P7">ModelViewSet</text:p>
      <text:p text:style-name="P27"/>
      <text:p text:style-name="P7">perform_create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9">{</text:p>
      <text:p text:style-name="P28"><text:span text:style-name="T15">"userid"</text:span>: <text:span text:style-name="T16">1</text:span>,</text:p>
      <text:p text:style-name="P28"><text:span text:style-name="T15">"token"</text:span>: <text:span text:style-name="T17">"eyJ0eXAiOiJKV1QiLCJhbGciOiJIUzI1NiJ9.eyJ0b2tlbl90eXBlIjoiYWNjZXNzIiwiZXhwIjoxNjU3MjY1NTU3LCJqdGkiOiJlMTRjNDViNmI4ZmQ0YWI1OGMwZDBjNjQwZDFlNWZjYiIsInVzZXJfaWQiOjF9.XeWwEjGW_vJlZuW_Zv_IGuCNaY09h5LmoUZz7uVCUF4"</text:span>,</text:p>
      <text:p text:style-name="P28"><text:span text:style-name="T15">"refresh"</text:span>: <text:span text:style-name="T17">"eyJ0eXAiOiJKV1QiLCJhbGciOiJIUzI1NiJ9.eyJ0b2tlbl90eXBlIjoicmVmcmVzaCIsImV4cCI6MTY1Nzk1Njc1NywianRpIjoiNDBlOWU0MDNkYTE3NDg3M2EwYjdkNGRmZDgwMDM2MjEiLCJ1c2VyX2lkIjoxfQ.kirImydxsqLGBbXxzVuNj8-ODkfl7ani5ZdwEvauVjM"</text:span></text:p>
      <text:p text:style-name="P28">}</text:p>
      <text:p text:style-name="P27"/>
      <text:p text:style-name="P27"/>
      <text:p text:style-name="P7">Serializer</text:p>
      <text:p text:style-name="P9">=&gt;</text:p>
      <text:p text:style-name="P9">UserSerializer</text:p>
      <text:p text:style-name="P27"/>
      <text:p text:style-name="P27">內部</text:p>
      <text:p text:style-name="P9">to_representation <text:s text:c="2"/>驗證後</text:p>
      <text:p text:style-name="P7"/>
      <text:p text:style-name="P32">validate <text:s/><text:span text:style-name="T1">驗證前</text:span></text:p>
      <text:p text:style-name="P7">serializer = <text:span text:style-name="T5">self</text:span>.get_serializer(data=request.data)</text:p>
      <text:p text:style-name="P1">serializer.is_valid(raise_exception=<text:span text:style-name="T5">True</text:span>)</text:p>
      <text:p text:style-name="P7"/>
      <text:p text:style-name="P7">全帶</text:p>
      <text:p text:style-name="P7">serializer=ProductSerializer01(<text:span text:style-name="T5">self</text:span>.queryset,many=<text:span text:style-name="T5">True</text:span>)</text:p>
      <text:p text:style-name="P1">print(<text:span text:style-name="T3">"self.queryset"</text:span>,<text:span text:style-name="T5">self</text:span>.queryset)</text:p>
      <text:p text:style-name="P1"><text:span text:style-name="T5">return</text:span> Response(serializer.data, status=status.HTTP_201_CREATED)</text:p>
      <text:p text:style-name="P27"/>
      <text:p text:style-name="P10">單一</text:p>
      <text:p text:style-name="P7">instance = <text:span text:style-name="T5">self</text:span>.get_object()</text:p>
      <text:p text:style-name="P1">print(<text:span text:style-name="T3">"instanceinstance"</text:span>,instance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其他之要用 去處發websocket</text:p>
      <text:p text:style-name="P7"><text:span text:style-name="T5">import</text:span> os</text:p>
      <text:p text:style-name="P12"/>
      <text:p text:style-name="P1"><text:span text:style-name="T5">from</text:span> django.core.wsgi <text:span text:style-name="T5">import</text:span> get_wsgi_application</text:p>
      <text:p text:style-name="P1">os.environ.setdefault(<text:span text:style-name="T3">"DJANGO_SETTINGS_MODULE"</text:span>, <text:span text:style-name="T3">"project.settings"</text:span>)</text:p>
      <text:p text:style-name="P1">application = get_wsgi_application()</text:p>
      <text:p text:style-name="P12"/>
      <text:p text:style-name="P1"><text:span text:style-name="T5">from</text:span> channels.layers <text:span text:style-name="T5">import</text:span> get_channel_layer</text:p>
      <text:p text:style-name="P1"><text:span text:style-name="T5">from</text:span> asgiref.sync <text:span text:style-name="T5">import</text:span> async_to_sync</text:p>
      <text:p text:style-name="P40"/>
      <text:p text:style-name="P1">async_to_sync(get_channel_layer().group_send)(</text:p>
      <text:p text:style-name="P1"><text:span text:style-name="T3">'user1'</text:span>,</text:p>
      <text:p text:style-name="P1">{</text:p>
      <text:p text:style-name="P1"><text:span text:style-name="T3">'type'</text:span>: <text:span text:style-name="T3">'chat_message'</text:span>,</text:p>
      <text:p text:style-name="P1"><text:span text:style-name="T3">'message'</text:span>: {<text:span text:style-name="T3">'user'</text:span>: <text:span text:style-name="T3">'bill1'</text:span>}</text:p>
      <text:p text:style-name="P1">}</text:p>
      <text:p text:style-name="P1">)</text:p>
      <text:p text:style-name="P1"/>
      <text:p text:style-name="P27"/>
      <text:p text:style-name="P35">SECRET_KEY認證一樣就好</text:p>
      <text:p text:style-name="P34">jwt.decode(str(validated_token), SECRET_KEY, algorithms=['HS256'])</text:p>
      <text:p text:style-name="P27"/>
      <text:p text:style-name="P27">websocket佳其他間</text:p>
      <text:p text:style-name="P7">async_to_sync(<text:span text:style-name="T5">self</text:span>.channel_layer.group_add)(</text:p>
      <text:p text:style-name="P1">message[<text:span text:style-name="T3">'room'</text:span>],</text:p>
      <text:p text:style-name="P1"><text:span text:style-name="T5">self</text:span>.channel_name</text:p>
      <text:p text:style-name="P1">)</text:p>
      <text:p text:style-name="P27"/>
      <text:p text:style-name="P41"><text:span text:style-name="Source_20_Text"><text:span text:style-name="T12">await sync_to_async(time.sleep)(40)</text:span></text:span></text:p>
      <text:p text:style-name="P27"/>
      <text:p text:style-name="P27"/>
      <text:p text:style-name="P27">set add update disc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ato" svg:font-family="Lato, 'PingFang SC', 'Microsoft YaHei', sans-serif"/>
    <style:font-face style:name="Menlo" svg:font-family="Menlo, Monaco, Consolas, 'Andale Mono', 'lucida console', 'Courier New', monospace"/>
    <style:font-face style:name="consolas" svg:font-family="consolas, Menlo, monospace, 'PingFang SC', 'Microsoft YaHei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16:49:32.917207809</meta:creation-date>
    <meta:generator>LibreOffice/6.0.7.3$Linux_X86_64 LibreOffice_project/00m0$Build-3</meta:generator>
    <dc:date>2022-07-27T15:58:34.234047228</dc:date>
    <meta:editing-duration>P2DT16H23M24S</meta:editing-duration>
    <meta:editing-cycles>10</meta:editing-cycles>
    <meta:document-statistic meta:table-count="1" meta:image-count="0" meta:object-count="0" meta:page-count="7" meta:paragraph-count="237" meta:word-count="767" meta:character-count="6970" meta:non-whitespace-character-count="6563"/>
  </office:meta>
</office:document-meta>
</file>